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2cm" fo:min-width="1.309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color="#ff0000" draw:fill="solid" draw:fill-color="#0000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81cm" svg:height="1.191cm" svg:x="6.712cm" svg:y="19.499cm">
          <text:p text:style-name="P1"><text:span text:style-name="T1">Train Proxy</text:span></text:p>
        </draw:rect>
        <draw:g>
          <draw:rect draw:style-name="gr1" draw:text-style-name="P2" draw:layer="layout" svg:width="2.81cm" svg:height="1.191cm" svg:x="14.81cm" svg:y="2.903cm">
            <text:p text:style-name="P1"><text:span text:style-name="T1">OpenLCB</text:span></text:p>
            <text:p text:style-name="P1"><text:span text:style-name="T1">Train</text:span></text:p>
          </draw:rect>
          <draw:rect draw:style-name="gr1" draw:text-style-name="P2" draw:layer="layout" svg:width="2.595cm" svg:height="1.405cm" svg:x="2.81cm" svg:y="2.856cm">
            <text:p text:style-name="P2"><text:span text:style-name="T1">OpenLCB</text:span></text:p>
            <text:p text:style-name="P2"><text:span text:style-name="T1">Throttle</text:span></text:p>
          </draw:rect>
          <draw:custom-shape draw:style-name="gr2" draw:text-style-name="P1" draw:layer="layout" svg:width="9.428cm" svg:height="0.286cm" svg:x="5.405cm" svg:y="3.47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3" draw:layer="layout" svg:width="3.554cm" svg:height="0.802cm" svg:x="8.548cm" svg:y="3.784cm">
            <draw:text-box>
              <text:p text:style-name="P3">Train Protocol</text:p>
            </draw:text-box>
          </draw:frame>
          <draw:frame draw:style-name="gr3" draw:text-style-name="P3" draw:layer="layout" svg:width="3.762cm" svg:height="0.802cm" svg:x="1cm" svg:y="1.571cm">
            <draw:text-box>
              <text:p text:style-name="P3">1) Native Case</text:p>
            </draw:text-box>
          </draw:frame>
        </draw:g>
        <draw:g>
          <draw:rect draw:style-name="gr1" draw:text-style-name="P2" draw:layer="layout" svg:width="2.81cm" svg:height="1.191cm" svg:x="13.62cm" svg:y="6.975cm">
            <text:p text:style-name="P1"><text:span text:style-name="T1">OpenLCB</text:span></text:p>
            <text:p text:style-name="P1"><text:span text:style-name="T1">CS</text:span></text:p>
          </draw:rect>
          <draw:rect draw:style-name="gr1" draw:text-style-name="P2" draw:layer="layout" svg:width="2.595cm" svg:height="1.405cm" svg:x="2.81cm" svg:y="6.857cm">
            <text:p text:style-name="P2"><text:span text:style-name="T1">OpenLCB</text:span></text:p>
            <text:p text:style-name="P2"><text:span text:style-name="T1">Throttle</text:span></text:p>
          </draw:rect>
          <draw:custom-shape draw:style-name="gr2" draw:text-style-name="P1" draw:layer="layout" svg:width="8.214cm" svg:height="0.286cm" svg:x="5.405cm" svg:y="7.47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3" draw:layer="layout" svg:width="3.554cm" svg:height="0.802cm" svg:x="8.548cm" svg:y="7.785cm">
            <draw:text-box>
              <text:p text:style-name="P3">Train Protocol</text:p>
            </draw:text-box>
          </draw:frame>
          <draw:frame draw:style-name="gr3" draw:text-style-name="P3" draw:layer="layout" svg:width="10.285cm" svg:height="0.802cm" svg:x="1cm" svg:y="5.572cm">
            <draw:text-box>
              <text:p text:style-name="P3">2) DCC Loco via dedicated command station</text:p>
            </draw:text-box>
          </draw:frame>
          <draw:rect draw:style-name="gr1" draw:text-style-name="P2" draw:layer="layout" svg:width="1.428cm" svg:height="1cm" svg:x="18.858cm" svg:y="7.023cm">
            <text:p text:style-name="P2">DCC</text:p>
            <text:p text:style-name="P2">Loco</text:p>
          </draw:rect>
          <draw:line draw:style-name="gr4" draw:text-style-name="P2" draw:layer="layout" svg:x1="16.453cm" svg:y1="7.5cm" svg:x2="18.881cm" svg:y2="7.5cm">
            <text:p/>
          </draw:line>
          <draw:frame draw:style-name="gr3" draw:text-style-name="P3" draw:layer="layout" svg:width="1.569cm" svg:height="0.802cm" svg:x="16.834cm" svg:y="7.714cm">
            <draw:text-box>
              <text:p text:style-name="P3">DCC</text:p>
            </draw:text-box>
          </draw:frame>
        </draw:g>
        <draw:g>
          <draw:rect draw:style-name="gr1" draw:text-style-name="P2" draw:layer="layout" svg:width="2.81cm" svg:height="1.191cm" svg:x="14.81cm" svg:y="2.904cm">
            <text:p text:style-name="P1"><text:span text:style-name="T1">OpenLCB</text:span></text:p>
            <text:p text:style-name="P1"><text:span text:style-name="T1">Train</text:span></text:p>
          </draw:rect>
          <draw:rect draw:style-name="gr1" draw:text-style-name="P2" draw:layer="layout" svg:width="2.595cm" svg:height="1.405cm" svg:x="2.81cm" svg:y="2.857cm">
            <text:p text:style-name="P2"><text:span text:style-name="T1">OpenLCB</text:span></text:p>
            <text:p text:style-name="P2"><text:span text:style-name="T1">Throttle</text:span></text:p>
          </draw:rect>
          <draw:custom-shape draw:style-name="gr2" draw:text-style-name="P1" draw:layer="layout" svg:width="9.428cm" svg:height="0.286cm" svg:x="5.405cm" svg:y="3.47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3" draw:layer="layout" svg:width="3.554cm" svg:height="0.802cm" svg:x="8.548cm" svg:y="3.785cm">
            <draw:text-box>
              <text:p text:style-name="P3">Train Protocol</text:p>
            </draw:text-box>
          </draw:frame>
          <draw:frame draw:style-name="gr3" draw:text-style-name="P3" draw:layer="layout" svg:width="3.762cm" svg:height="0.802cm" svg:x="1cm" svg:y="1.572cm">
            <draw:text-box>
              <text:p text:style-name="P3">1) Native Case</text:p>
            </draw:text-box>
          </draw:frame>
        </draw:g>
        <draw:g>
          <draw:rect draw:style-name="gr1" draw:text-style-name="P2" draw:layer="layout" svg:width="2.81cm" svg:height="1.191cm" svg:x="13.62cm" svg:y="6.976cm">
            <text:p text:style-name="P1"><text:span text:style-name="T1">OpenLCB</text:span></text:p>
            <text:p text:style-name="P1"><text:span text:style-name="T1">CS</text:span></text:p>
          </draw:rect>
          <draw:rect draw:style-name="gr1" draw:text-style-name="P2" draw:layer="layout" svg:width="2.595cm" svg:height="1.405cm" svg:x="2.81cm" svg:y="6.858cm">
            <text:p text:style-name="P2"><text:span text:style-name="T1">OpenLCB</text:span></text:p>
            <text:p text:style-name="P2"><text:span text:style-name="T1">Throttle</text:span></text:p>
          </draw:rect>
          <draw:custom-shape draw:style-name="gr2" draw:text-style-name="P1" draw:layer="layout" svg:width="8.214cm" svg:height="0.286cm" svg:x="5.405cm" svg:y="7.47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3" draw:layer="layout" svg:width="3.554cm" svg:height="0.802cm" svg:x="8.548cm" svg:y="7.786cm">
            <draw:text-box>
              <text:p text:style-name="P3">Train Protocol</text:p>
            </draw:text-box>
          </draw:frame>
          <draw:frame draw:style-name="gr3" draw:text-style-name="P3" draw:layer="layout" svg:width="10.285cm" svg:height="0.802cm" svg:x="1cm" svg:y="5.573cm">
            <draw:text-box>
              <text:p text:style-name="P3">2) DCC Loco via dedicated command station</text:p>
            </draw:text-box>
          </draw:frame>
          <draw:rect draw:style-name="gr1" draw:text-style-name="P2" draw:layer="layout" svg:width="1.428cm" svg:height="1cm" svg:x="18.858cm" svg:y="7.024cm">
            <text:p text:style-name="P2">DCC</text:p>
            <text:p text:style-name="P2">Loco</text:p>
          </draw:rect>
          <draw:line draw:style-name="gr4" draw:text-style-name="P2" draw:layer="layout" svg:x1="16.453cm" svg:y1="7.501cm" svg:x2="18.881cm" svg:y2="7.501cm">
            <text:p/>
          </draw:line>
          <draw:frame draw:style-name="gr3" draw:text-style-name="P3" draw:layer="layout" svg:width="1.569cm" svg:height="0.802cm" svg:x="16.834cm" svg:y="7.715cm">
            <draw:text-box>
              <text:p text:style-name="P3">DCC</text:p>
            </draw:text-box>
          </draw:frame>
        </draw:g>
        <draw:g>
          <draw:frame draw:style-name="gr3" draw:text-style-name="P3" draw:layer="layout" svg:width="11.217cm" svg:height="0.802cm" svg:x="1cm" svg:y="9.239cm">
            <draw:text-box>
              <text:p text:style-name="P3">3) DCC Loco via legacy vendor command station</text:p>
            </draw:text-box>
          </draw:frame>
          <draw:g>
            <draw:rect draw:style-name="gr1" draw:text-style-name="P2" draw:layer="layout" svg:width="2.81cm" svg:height="1.191cm" svg:x="10.714cm" svg:y="10.642cm">
              <text:p text:style-name="P1"><text:span text:style-name="T1">OpenLCB</text:span></text:p>
              <text:p text:style-name="P1"><text:span text:style-name="T1">Adapter</text:span></text:p>
            </draw:rect>
            <draw:rect draw:style-name="gr1" draw:text-style-name="P2" draw:layer="layout" svg:width="2.595cm" svg:height="1.405cm" svg:x="2.81cm" svg:y="10.524cm">
              <text:p text:style-name="P2"><text:span text:style-name="T1">OpenLCB</text:span></text:p>
              <text:p text:style-name="P2"><text:span text:style-name="T1">Throttle</text:span></text:p>
            </draw:rect>
            <draw:custom-shape draw:style-name="gr2" draw:text-style-name="P1" draw:layer="layout" svg:width="5.286cm" svg:height="0.286cm" svg:x="5.405cm" svg:y="11.143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style-name="gr3" draw:text-style-name="P3" draw:layer="layout" svg:width="3.554cm" svg:height="0.802cm" svg:x="6.405cm" svg:y="11.452cm">
              <draw:text-box>
                <text:p text:style-name="P3">Train Protocol</text:p>
              </draw:text-box>
            </draw:frame>
            <draw:rect draw:style-name="gr1" draw:text-style-name="P2" draw:layer="layout" svg:width="1.428cm" svg:height="1cm" svg:x="18.858cm" svg:y="10.69cm">
              <text:p text:style-name="P2">DCC</text:p>
              <text:p text:style-name="P2">Loco</text:p>
            </draw:rect>
            <draw:line draw:style-name="gr4" draw:text-style-name="P2" draw:layer="layout" svg:x1="17.31cm" svg:y1="11.19cm" svg:x2="18.881cm" svg:y2="11.167cm">
              <text:p/>
            </draw:line>
            <draw:frame draw:style-name="gr5" draw:text-style-name="P3" draw:layer="layout" svg:width="1.809cm" svg:height="0.922cm" svg:x="17.405cm" svg:y="11.261cm">
              <draw:text-box>
                <text:p text:style-name="P3">DCC</text:p>
              </draw:text-box>
            </draw:frame>
            <draw:rect draw:style-name="gr1" draw:text-style-name="P2" draw:layer="layout" svg:width="1.666cm" svg:height="1.192cm" svg:x="15.62cm" svg:y="10.641cm">
              <text:p text:style-name="P2">Vendor</text:p>
              <text:p text:style-name="P2">CS</text:p>
            </draw:rect>
            <draw:line draw:style-name="gr6" draw:text-style-name="P2" draw:layer="layout" svg:x1="13.548cm" svg:y1="11.214cm" svg:x2="15.619cm" svg:y2="11.214cm">
              <text:p/>
            </draw:line>
            <draw:frame draw:style-name="gr3" draw:text-style-name="P3" draw:layer="layout" svg:width="2.064cm" svg:height="1.353cm" svg:x="13.643cm" svg:y="11.546cm">
              <draw:text-box>
                <text:p text:style-name="P3">Vendor</text:p>
                <text:p text:style-name="P3">Spec'd</text:p>
              </draw:text-box>
            </draw:frame>
            <draw:custom-shape draw:style-name="gr7" draw:text-style-name="P2" draw:layer="layout" svg:width="0.357cm" svg:height="0.333cm" svg:x="10.858cm" svg:y="11.309cm">
              <text:p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draw:g>
        </draw:g>
        <draw:custom-shape draw:style-name="gr7" draw:text-style-name="P2" draw:layer="layout" svg:width="0.357cm" svg:height="0.333cm" svg:x="13.928cm" svg:y="7.642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2" draw:layer="layout" svg:width="0.357cm" svg:height="0.333cm" svg:x="14.976cm" svg:y="3.618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2" draw:layer="layout" svg:width="0.357cm" svg:height="0.333cm" svg:x="14.976cm" svg:y="3.618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2" draw:layer="layout" svg:width="0.357cm" svg:height="0.333cm" svg:x="9.976cm" svg:y="15.999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rect draw:style-name="gr1" draw:text-style-name="P2" draw:layer="layout" svg:width="2.81cm" svg:height="1.191cm" svg:x="14.049cm" svg:y="15.145cm">
          <text:p text:style-name="P1"><text:span text:style-name="T1">OpenLCB</text:span></text:p>
          <text:p text:style-name="P1"><text:span text:style-name="T1">CS</text:span></text:p>
        </draw:rect>
        <draw:rect draw:style-name="gr1" draw:text-style-name="P2" draw:layer="layout" svg:width="2.595cm" svg:height="1.405cm" svg:x="2.81cm" svg:y="15.05cm">
          <text:p text:style-name="P2"><text:span text:style-name="T1">OpenLCB</text:span></text:p>
          <text:p text:style-name="P2"><text:span text:style-name="T1">Throttle</text:span></text:p>
        </draw:rect>
        <draw:custom-shape draw:style-name="gr2" draw:text-style-name="P1" draw:layer="layout" svg:width="4.31cm" svg:height="0.286cm" svg:x="5.405cm" svg:y="15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3.554cm" svg:height="0.802cm" svg:x="6.023cm" svg:y="16.05cm">
          <draw:text-box>
            <text:p text:style-name="P3">Train Protocol</text:p>
          </draw:text-box>
        </draw:frame>
        <draw:frame draw:style-name="gr3" draw:text-style-name="P3" draw:layer="layout" svg:width="13.219cm" svg:height="0.802cm" svg:x="1cm" svg:y="13.765cm">
          <draw:text-box>
            <text:p text:style-name="P3">2bis) DCC Loco via proxy and dedicated command station</text:p>
          </draw:text-box>
        </draw:frame>
        <draw:rect draw:style-name="gr1" draw:text-style-name="P2" draw:layer="layout" svg:width="1.428cm" svg:height="1cm" svg:x="18.858cm" svg:y="15.216cm">
          <text:p text:style-name="P2">DCC</text:p>
          <text:p text:style-name="P2">Loco</text:p>
        </draw:rect>
        <draw:line draw:style-name="gr4" draw:text-style-name="P2" draw:layer="layout" svg:x1="16.977cm" svg:y1="15.714cm" svg:x2="18.881cm" svg:y2="15.693cm">
          <text:p/>
        </draw:line>
        <draw:frame draw:style-name="gr3" draw:text-style-name="P3" draw:layer="layout" svg:width="1.569cm" svg:height="0.802cm" svg:x="16.834cm" svg:y="15.907cm">
          <draw:text-box>
            <text:p text:style-name="P3">DCC</text:p>
          </draw:text-box>
        </draw:frame>
        <draw:rect draw:style-name="gr1" draw:text-style-name="P2" draw:layer="layout" svg:width="2.81cm" svg:height="1.191cm" svg:x="9.762cm" svg:y="15.239cm">
          <text:p text:style-name="P1"><text:span text:style-name="T1">Train Proxy</text:span></text:p>
        </draw:rect>
        <draw:custom-shape draw:style-name="gr2" draw:text-style-name="P2" draw:layer="layout" svg:width="1.5cm" svg:height="0.286cm" svg:x="12.572cm" svg:y="15.7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2.31cm" svg:height="1.353cm" svg:x="12.524cm" svg:y="16.428cm">
          <draw:text-box>
            <text:p text:style-name="P3">CS</text:p>
            <text:p text:style-name="P3">Protocol</text:p>
          </draw:text-box>
        </draw:frame>
        <draw:custom-shape draw:style-name="gr7" draw:text-style-name="P2" draw:layer="layout" svg:width="0.357cm" svg:height="0.333cm" svg:x="9.857cm" svg:y="16.022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3" draw:text-style-name="P3" draw:layer="layout" svg:width="11.847cm" svg:height="0.802cm" svg:x="1cm" svg:y="18.12cm">
          <draw:text-box>
            <text:p text:style-name="P3">3bis) DCC Loco via legacy vendor command station</text:p>
          </draw:text-box>
        </draw:frame>
        <draw:rect draw:style-name="gr1" draw:text-style-name="P2" draw:layer="layout" svg:width="2.81cm" svg:height="1.191cm" svg:x="10.738cm" svg:y="19.523cm">
          <text:p text:style-name="P1"><text:span text:style-name="T1">OpenLCB</text:span></text:p>
          <text:p text:style-name="P1"><text:span text:style-name="T1">Adapter</text:span></text:p>
        </draw:rect>
        <draw:rect draw:style-name="gr1" draw:text-style-name="P2" draw:layer="layout" svg:width="2.595cm" svg:height="1.405cm" svg:x="1.786cm" svg:y="19.381cm">
          <text:p text:style-name="P2"><text:span text:style-name="T1">OpenLCB</text:span></text:p>
          <text:p text:style-name="P2"><text:span text:style-name="T1">Throttle</text:span></text:p>
        </draw:rect>
        <draw:custom-shape draw:style-name="gr2" draw:text-style-name="P1" draw:layer="layout" svg:width="2.286cm" svg:height="0.286cm" svg:x="4.382cm" svg:y="19.9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2.31cm" svg:height="1.353cm" svg:x="4.523cm" svg:y="20.38cm">
          <draw:text-box>
            <text:p text:style-name="P3">Train </text:p>
            <text:p text:style-name="P3">Protocol</text:p>
          </draw:text-box>
        </draw:frame>
        <draw:rect draw:style-name="gr1" draw:text-style-name="P2" draw:layer="layout" svg:width="1.428cm" svg:height="1cm" svg:x="18.882cm" svg:y="19.571cm">
          <text:p text:style-name="P2">DCC</text:p>
          <text:p text:style-name="P2">Loco</text:p>
        </draw:rect>
        <draw:line draw:style-name="gr4" draw:text-style-name="P2" draw:layer="layout" svg:x1="17.334cm" svg:y1="20.071cm" svg:x2="18.905cm" svg:y2="20.048cm">
          <text:p/>
        </draw:line>
        <draw:frame draw:style-name="gr5" draw:text-style-name="P3" draw:layer="layout" svg:width="1.809cm" svg:height="0.922cm" svg:x="17.429cm" svg:y="20.142cm">
          <draw:text-box>
            <text:p text:style-name="P3">DCC</text:p>
          </draw:text-box>
        </draw:frame>
        <draw:rect draw:style-name="gr1" draw:text-style-name="P2" draw:layer="layout" svg:width="1.666cm" svg:height="1.192cm" svg:x="15.644cm" svg:y="19.522cm">
          <text:p text:style-name="P2">Vendor</text:p>
          <text:p text:style-name="P2">CS</text:p>
        </draw:rect>
        <draw:line draw:style-name="gr6" draw:text-style-name="P2" draw:layer="layout" svg:x1="13.572cm" svg:y1="20.095cm" svg:x2="15.643cm" svg:y2="20.095cm">
          <text:p/>
        </draw:line>
        <draw:frame draw:style-name="gr3" draw:text-style-name="P3" draw:layer="layout" svg:width="2.064cm" svg:height="1.353cm" svg:x="13.667cm" svg:y="20.427cm">
          <draw:text-box>
            <text:p text:style-name="P3">Vendor</text:p>
            <text:p text:style-name="P3">Spec'd</text:p>
          </draw:text-box>
        </draw:frame>
        <draw:custom-shape draw:style-name="gr7" draw:text-style-name="P2" draw:layer="layout" svg:width="0.357cm" svg:height="0.333cm" svg:x="6.858cm" svg:y="20.262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3" draw:text-style-name="P3" draw:layer="layout" svg:width="2.31cm" svg:height="1.353cm" svg:x="9.524cm" svg:y="20.738cm">
          <draw:text-box>
            <text:p text:style-name="P3">CS</text:p>
            <text:p text:style-name="P3">Protocol</text:p>
          </draw:text-box>
        </draw:frame>
        <draw:custom-shape draw:style-name="gr2" draw:text-style-name="P2" draw:layer="layout" svg:width="1.192cm" svg:height="0.286cm" svg:x="9.523cm" svg:y="19.975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Jacobsen</meta:initial-creator>
    <meta:creation-date>2012-09-20T06:53:53</meta:creation-date>
    <dc:date>2012-09-20T07:18:06</dc:date>
    <dc:creator>Bob Jacobsen</dc:creator>
    <meta:editing-duration>PT11M21S</meta:editing-duration>
    <meta:editing-cycles>2</meta:editing-cycles>
    <meta:generator>OpenOffice.org/3.4$Unix OpenOffice.org_project/340m1$Build-9590</meta:generator>
    <meta:document-statistic meta:object-count="75"/>
  </office:meta>
</office:document-meta>
</file>